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242ae4" officeooo:paragraph-rsid="0057a5ee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42ae4" officeooo:paragraph-rsid="0057a5ee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24d01c" officeooo:paragraph-rsid="0057a5ee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72997b" officeooo:paragraph-rsid="0072997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6fedbf" officeooo:paragraph-rsid="006fedbf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1" fo:font-size="12pt" officeooo:paragraph-rsid="0057a5ee" style:font-size-asian="12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1" fo:font-size="12pt" officeooo:rsid="004b57e8" officeooo:paragraph-rsid="0057a5ee" style:font-size-asian="12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1" fo:font-size="12pt" officeooo:rsid="004b57e8" officeooo:paragraph-rsid="0076895e" style:font-size-asian="12pt" style:font-size-complex="12pt"/>
    </style:style>
    <style:style style:name="P10" style:family="paragraph" style:parent-style-name="Standard" style:list-style-name="L4">
      <style:paragraph-properties fo:text-align="start" style:justify-single-word="false"/>
      <style:text-properties style:font-name="DejaVu Sans Condensed1" fo:font-size="12pt" officeooo:rsid="004b57e8" officeooo:paragraph-rsid="005cc20c" style:font-size-asian="12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1" fo:font-size="12pt" officeooo:rsid="00293223" officeooo:paragraph-rsid="0057a5ee" style:font-size-asian="12pt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1" fo:font-size="12pt" officeooo:rsid="006fedbf" officeooo:paragraph-rsid="006fedbf" style:font-size-asian="12pt" style:font-size-complex="12pt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ejaVu Sans Condensed1" fo:font-size="12pt" officeooo:rsid="0072997b" officeooo:paragraph-rsid="0072997b" style:font-size-asian="12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26eb76" officeooo:paragraph-rsid="0057a5ee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b57e8" officeooo:paragraph-rsid="0057a5ee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721e02" officeooo:paragraph-rsid="0078310a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officeooo:paragraph-rsid="0072997b"/>
    </style:style>
    <style:style style:name="P18" style:family="paragraph" style:parent-style-name="Standard" style:list-style-name="L4">
      <style:paragraph-properties fo:text-align="start" style:justify-single-word="false"/>
      <style:text-properties officeooo:paragraph-rsid="00770b17"/>
    </style:style>
    <style:style style:name="P19" style:family="paragraph" style:parent-style-name="Standard" style:list-style-name="L4">
      <style:paragraph-properties fo:text-align="start" style:justify-single-word="false"/>
      <style:text-properties officeooo:paragraph-rsid="0057a5ee"/>
    </style:style>
    <style:style style:name="P20" style:family="paragraph" style:parent-style-name="Standard" style:list-style-name="L4">
      <style:paragraph-properties fo:text-align="start" style:justify-single-word="false"/>
      <style:text-properties officeooo:paragraph-rsid="005cc20c"/>
    </style:style>
    <style:style style:name="P21" style:family="paragraph" style:parent-style-name="Standard">
      <style:paragraph-properties fo:text-align="start" style:justify-single-word="false"/>
      <style:text-properties officeooo:paragraph-rsid="005cc20c"/>
    </style:style>
    <style:style style:name="P22" style:family="paragraph" style:parent-style-name="Standard">
      <style:paragraph-properties fo:text-align="start" style:justify-single-word="false"/>
      <style:text-properties officeooo:paragraph-rsid="007b48fd"/>
    </style:style>
    <style:style style:name="P2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2997b" officeooo:paragraph-rsid="0072997b" style:font-size-asian="12pt" style:font-weight-asian="normal" style:font-size-complex="12pt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officeooo:rsid="00371a01" officeooo:paragraph-rsid="0057a5ee" style:font-size-asian="12pt" style:font-size-complex="12pt"/>
    </style:style>
    <style:style style:name="P25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officeooo:paragraph-rsid="0057a5ee" style:font-size-asian="12pt" style:font-size-complex="12pt"/>
    </style:style>
    <style:style style:name="P26" style:family="paragraph" style:parent-style-name="Standard" style:list-style-name="L4">
      <style:paragraph-properties fo:text-align="start" style:justify-single-word="false"/>
      <style:text-properties officeooo:rsid="005cc20c" officeooo:paragraph-rsid="005cc20c"/>
    </style:style>
    <style:style style:name="P27" style:family="paragraph" style:parent-style-name="Standard" style:list-style-name="L4">
      <style:paragraph-properties fo:text-align="start" style:justify-single-word="false"/>
      <style:text-properties fo:font-weight="normal" officeooo:paragraph-rsid="00770b17" style:font-weight-asian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7b48fd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7b48f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b57e8" style:font-weight-asian="bold" style:font-weight-complex="bold"/>
    </style:style>
    <style:style style:name="T3" style:family="text">
      <style:text-properties fo:font-weight="bold" officeooo:rsid="0024e2be" style:font-weight-asian="bold" style:font-weight-complex="bold"/>
    </style:style>
    <style:style style:name="T4" style:family="text">
      <style:text-properties fo:font-weight="bold" officeooo:rsid="0024d01c" style:font-weight-asian="bold" style:font-weight-complex="bold"/>
    </style:style>
    <style:style style:name="T5" style:family="text">
      <style:text-properties fo:font-weight="bold" officeooo:rsid="0057a5ee" style:font-weight-asian="bold" style:font-weight-complex="bold"/>
    </style:style>
    <style:style style:name="T6" style:family="text">
      <style:text-properties fo:font-weight="bold" officeooo:rsid="002ccbad" style:font-weight-asian="bold" style:font-weight-complex="bold"/>
    </style:style>
    <style:style style:name="T7" style:family="text">
      <style:text-properties officeooo:rsid="004b57e8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4e2be" style:font-weight-asian="normal" style:font-weight-complex="normal"/>
    </style:style>
    <style:style style:name="T10" style:family="text">
      <style:text-properties fo:font-weight="normal" officeooo:rsid="004b57e8" style:font-weight-asian="normal" style:font-weight-complex="normal"/>
    </style:style>
    <style:style style:name="T11" style:family="text">
      <style:text-properties fo:font-weight="normal" officeooo:rsid="0024d01c" style:font-weight-asian="normal" style:font-weight-complex="normal"/>
    </style:style>
    <style:style style:name="T12" style:family="text">
      <style:text-properties fo:font-weight="normal" officeooo:rsid="0057a5ee" style:font-weight-asian="normal" style:font-weight-complex="normal"/>
    </style:style>
    <style:style style:name="T13" style:family="text">
      <style:text-properties fo:font-weight="normal" officeooo:rsid="00242ae4" style:font-weight-asian="normal" style:font-weight-complex="normal"/>
    </style:style>
    <style:style style:name="T14" style:family="text">
      <style:text-properties fo:font-weight="normal" officeooo:rsid="002ccbad" style:font-weight-asian="normal" style:font-weight-complex="normal"/>
    </style:style>
    <style:style style:name="T15" style:family="text">
      <style:text-properties fo:font-weight="normal" officeooo:rsid="0039f8f9" style:font-weight-asian="normal" style:font-weight-complex="normal"/>
    </style:style>
    <style:style style:name="T16" style:family="text">
      <style:text-properties fo:font-weight="normal" officeooo:rsid="0070efac" style:font-weight-asian="normal" style:font-weight-complex="normal"/>
    </style:style>
    <style:style style:name="T17" style:family="text">
      <style:text-properties fo:font-weight="normal" officeooo:rsid="0076de77" style:font-weight-asian="normal" style:font-weight-complex="normal"/>
    </style:style>
    <style:style style:name="T18" style:family="text">
      <style:text-properties style:text-line-through-style="none" style:text-line-through-type="none"/>
    </style:style>
    <style:style style:name="T19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1" fo:font-size="12pt" fo:font-weight="normal" officeooo:rsid="00242ae4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DejaVu Sans Condensed1" fo:font-size="12pt" fo:font-weight="normal" officeooo:rsid="00371a01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1" fo:font-size="12pt" fo:font-weight="normal" officeooo:rsid="005cc20c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style:font-name="DejaVu Sans Condensed1" fo:font-size="12pt" fo:font-weight="normal" officeooo:rsid="002ccbad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style:font-name="DejaVu Sans Condensed1" fo:font-size="12pt" fo:font-weight="normal" officeooo:rsid="004b57e8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style:font-name="DejaVu Sans Condensed1" fo:font-size="12pt" fo:font-weight="normal" officeooo:rsid="0057a5ee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style:font-name="DejaVu Sans Condensed1" fo:font-size="12pt" fo:font-weight="normal" officeooo:rsid="005e817b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style:font-name="DejaVu Sans Condensed1" fo:font-size="12pt" fo:font-weight="normal" officeooo:rsid="0072997b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style:font-name="DejaVu Sans Condensed1" fo:font-size="12pt" fo:font-weight="normal" officeooo:rsid="0075f91e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style:font-name="DejaVu Sans Condensed1" fo:font-size="12pt" fo:font-weight="bold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1" fo:font-size="12pt" fo:font-weight="bold" officeooo:rsid="00242ae4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1" fo:font-size="12pt" fo:font-weight="bold" officeooo:rsid="005cc20c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1" fo:font-size="12pt" fo:font-weight="bold" officeooo:rsid="00371a01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1" fo:font-size="12pt" fo:font-weight="bold" officeooo:rsid="002ccbad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1" fo:font-size="12pt" fo:font-weight="bold" officeooo:rsid="0024d01c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1" fo:font-size="12pt" fo:font-weight="bold" officeooo:rsid="004b57e8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1" fo:font-size="12pt" fo:font-weight="bold" officeooo:rsid="0057a5ee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1" fo:font-size="12pt" fo:font-weight="bold" officeooo:rsid="005d77bb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1" fo:font-size="12pt" fo:font-weight="bold" officeooo:rsid="00709c94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1" fo:font-size="12pt" fo:font-weight="bold" officeooo:rsid="0072997b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style:font-name="DejaVu Sans Condensed1" fo:font-size="12pt" fo:font-weight="bold" officeooo:rsid="0075f91e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style:font-name="DejaVu Sans Condensed1" fo:font-size="12pt" officeooo:rsid="00242ae4" style:font-size-asian="12pt" style:font-size-complex="12pt"/>
    </style:style>
    <style:style style:name="T42" style:family="text">
      <style:text-properties style:text-line-through-style="none" style:text-line-through-type="none" style:font-name="DejaVu Sans Condensed1" fo:font-size="12pt" officeooo:rsid="005cc20c" style:font-size-asian="12pt" style:font-size-complex="12pt"/>
    </style:style>
    <style:style style:name="T43" style:family="text">
      <style:text-properties style:text-line-through-style="none" style:text-line-through-type="none" style:font-name="DejaVu Sans Condensed1" fo:font-size="12pt" officeooo:rsid="00371a01" style:font-size-asian="12pt" style:font-size-complex="12pt"/>
    </style:style>
    <style:style style:name="T44" style:family="text">
      <style:text-properties style:text-line-through-style="none" style:text-line-through-type="none" fo:font-weight="bold" style:font-weight-asian="bold" style:font-weight-complex="bold"/>
    </style:style>
    <style:style style:name="T45" style:family="text">
      <style:text-properties style:text-line-through-style="none" style:text-line-through-type="none" fo:font-weight="bold" officeooo:rsid="0024d01c" style:font-weight-asian="bold" style:font-weight-complex="bold"/>
    </style:style>
    <style:style style:name="T46" style:family="text">
      <style:text-properties style:text-line-through-style="none" style:text-line-through-type="none" fo:font-weight="bold" officeooo:rsid="00242ae4" style:font-weight-asian="bold" style:font-weight-complex="bold"/>
    </style:style>
    <style:style style:name="T47" style:family="text">
      <style:text-properties style:text-line-through-style="none" style:text-line-through-type="none" fo:font-weight="bold" officeooo:rsid="006bfb82" style:font-weight-asian="bold" style:font-weight-complex="bold"/>
    </style:style>
    <style:style style:name="T48" style:family="text">
      <style:text-properties style:text-line-through-style="none" style:text-line-through-type="none" fo:font-weight="normal" style:font-weight-asian="normal" style:font-weight-complex="normal"/>
    </style:style>
    <style:style style:name="T49" style:family="text">
      <style:text-properties style:text-line-through-style="none" style:text-line-through-type="none" fo:font-weight="normal" officeooo:rsid="00242ae4" style:font-weight-asian="normal" style:font-weight-complex="normal"/>
    </style:style>
    <style:style style:name="T50" style:family="text">
      <style:text-properties style:text-line-through-style="none" style:text-line-through-type="none" fo:font-weight="normal" officeooo:rsid="006bfb82" style:font-weight-asian="normal" style:font-weight-complex="normal"/>
    </style:style>
    <style:style style:name="T51" style:family="text">
      <style:text-properties style:text-line-through-style="none" style:text-line-through-type="none" officeooo:rsid="0024d01c"/>
    </style:style>
    <style:style style:name="T52" style:family="text">
      <style:text-properties style:text-line-through-style="none" style:text-line-through-type="none" officeooo:rsid="00726b54"/>
    </style:style>
    <style:style style:name="T53" style:family="text">
      <style:text-properties style:text-line-through-style="none" style:text-line-through-type="none" officeooo:rsid="0075f91e"/>
    </style:style>
    <style:style style:name="T54" style:family="text">
      <style:text-properties style:font-name="DejaVu Sans Condensed1" fo:font-size="12pt" fo:font-weight="bold" officeooo:rsid="00477cfc" style:font-size-asian="12pt" style:font-weight-asian="bold" style:font-size-complex="12pt" style:font-weight-complex="bold"/>
    </style:style>
    <style:style style:name="T55" style:family="text">
      <style:text-properties style:font-name="DejaVu Sans Condensed1" fo:font-size="12pt" fo:font-weight="bold" officeooo:rsid="00520371" style:font-size-asian="12pt" style:font-weight-asian="bold" style:font-size-complex="12pt" style:font-weight-complex="bold"/>
    </style:style>
    <style:style style:name="T56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57" style:family="text">
      <style:text-properties style:font-name="DejaVu Sans Condensed1" fo:font-size="12pt" fo:font-weight="bold" officeooo:rsid="00477a52" style:font-size-asian="12pt" style:font-weight-asian="bold" style:font-size-complex="12pt" style:font-weight-complex="bold"/>
    </style:style>
    <style:style style:name="T58" style:family="text">
      <style:text-properties style:font-name="DejaVu Sans Condensed1" fo:font-size="12pt" fo:font-weight="bold" officeooo:rsid="0069a034" style:font-size-asian="12pt" style:font-weight-asian="bold" style:font-size-complex="12pt" style:font-weight-complex="bold"/>
    </style:style>
    <style:style style:name="T59" style:family="text">
      <style:text-properties style:font-name="DejaVu Sans Condensed1" fo:font-size="12pt" fo:font-weight="bold" officeooo:rsid="0075e5bb" style:font-size-asian="12pt" style:font-weight-asian="bold" style:font-size-complex="12pt" style:font-weight-complex="bold"/>
    </style:style>
    <style:style style:name="T60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8">1<text:span text:style-name="T60">xx</text:span> - Controls</text:p>
          </table:table-cell>
          <table:table-cell table:style-name="Table1.B1" office:value-type="string">
            <text:p text:style-name="P29">2xx - Ground</text:p>
          </table:table-cell>
          <table:table-cell table:style-name="Table1.C1" office:value-type="string">
            <text:p text:style-name="P29">3xx - Flight</text:p>
          </table:table-cell>
          <table:table-cell table:style-name="Table1.B1" office:value-type="string">
            <text:p text:style-name="P29">4xx - A2A</text:p>
          </table:table-cell>
          <table:table-cell table:style-name="Table1.B1" office:value-type="string">
            <text:p text:style-name="P29">5xx - A2G</text:p>
          </table:table-cell>
          <table:table-cell table:style-name="Table1.F1" office:value-type="string">
            <text:p text:style-name="P29">6xx - Misc</text:p>
          </table:table-cell>
        </table:table-row>
      </table:table>
      <text:p text:style-name="P22"><text:span text:style-name="T54">3</text:span><text:span text:style-name="T55">0</text:span><text:span text:style-name="T54">1</text:span><text:span text:style-name="T56"> - </text:span><text:span text:style-name="T57">Flight - </text:span><text:span text:style-name="T58">Takeoff, </text:span><text:span text:style-name="T59">Smoke System</text:span><text:span text:style-name="T58">, Landing</text:span></text:p>
      <text:p text:style-name="P3"/>
      <text:p text:style-name="P4">Takeoff</text:p>
      <text:list text:style-name="L1">
        <text:list-item>
          <text:p text:style-name="P7"><text:span text:style-name="T2">Elevator </text:span><text:span text:style-name="T3">Trim</text:span><text:span text:style-name="T9"> ... </text:span><text:span text:style-name="T2">-1.5 deg</text:span><text:span text:style-name="T10"> (indicator on upper left instrument panel, down 1.5 lines)</text:span></text:p>
        </text:list-item>
        <text:list-item>
          <text:p text:style-name="P7"><text:span text:style-name="T4">Flaps</text:span><text:span text:style-name="T11"> ... </text:span><text:span text:style-name="T2">TAKE OFF</text:span><text:span text:style-name="T11"> (middle switch position)</text:span></text:p>
        </text:list-item>
        <text:list-item>
          <text:p text:style-name="P8"><text:span text:style-name="T4">E</text:span><text:span text:style-name="T1">ngine Ignition Switch</text:span><text:span text:style-name="T8"> ... </text:span><text:span text:style-name="T1">CONT IGN</text:span><text:span text:style-name="T8"> (aft position) (just in front of throttle)</text:span></text:p>
        </text:list-item>
        <text:list-item>
          <text:p text:style-name="P9"><text:span text:style-name="T11">B</text:span><text:span text:style-name="T8">rakes will hold </text:span><text:span text:style-name="T16">full mil power</text:span><text:span text:style-name="T17">.</text:span></text:p>
        </text:list-item>
        <text:list-item>
          <text:p text:style-name="P11"><text:span text:style-name="T11">B</text:span><text:span text:style-name="T8">egin takeoff run.</text:span><text:span text:style-name="T10"> <text:s/>Use differential brakes up to 40 kts, rudder after that.</text:span></text:p>
        </text:list-item>
        <text:list-item>
          <text:p text:style-name="P7"><text:span text:style-name="T4">Rotate</text:span><text:span text:style-name="T11"> at approx </text:span><text:span text:style-name="T4">1</text:span><text:span text:style-name="T2">1</text:span><text:span text:style-name="T4">0</text:span><text:span text:style-name="T2">-130</text:span><text:span text:style-name="T4"> kts</text:span><text:span text:style-name="T10">, heavier is faster.</text:span></text:p>
        </text:list-item>
        <text:list-item>
          <text:p text:style-name="P14">Retract gear <text:span text:style-name="T7">before </text:span><text:span text:style-name="T2">200 kts</text:span><text:span text:style-name="T7">.</text:span></text:p>
        </text:list-item>
        <text:list-item>
          <text:p text:style-name="P15">Retract flaps before <text:span text:style-name="T1">190 kts</text:span>.</text:p>
        </text:list-item>
        <text:list-item>
          <text:p text:style-name="P7"><text:span text:style-name="T4">E</text:span><text:span text:style-name="T2">ngine Ignition Switch</text:span><text:span text:style-name="T10"> ... </text:span><text:span text:style-name="T5">OFF</text:span><text:span text:style-name="T10"> (</text:span><text:span text:style-name="T12">middle</text:span><text:span text:style-name="T10"> position)</text:span></text:p>
        </text:list-item>
        <text:list-item>
          <text:p text:style-name="P12"><text:span text:style-name="T10">T</text:span><text:span text:style-name="T8">hrottle back to maintain </text:span><text:span text:style-name="T1">795 dec C ITT</text:span><text:span text:style-name="T8"> (max continuous).</text:span></text:p>
        </text:list-item>
      </text:list>
      <text:p text:style-name="P6"/>
      <text:p text:style-name="P5">Smoke System</text:p>
      <text:list text:style-name="L2">
        <text:list-item>
          <text:p text:style-name="P13"><text:span text:style-name="T47">White Smoke</text:span><text:span text:style-name="T50"> and </text:span><text:span text:style-name="T47">Colour Smoke circuit breakers</text:span><text:span text:style-name="T50"> ... </text:span><text:span text:style-name="T47">IN</text:span><text:span text:style-name="T50"> (left console outboard)</text:span></text:p>
        </text:list-item>
        <text:list-item>
          <text:p text:style-name="P13"><text:span text:style-name="T50">P</text:span><text:span text:style-name="T48">ress </text:span><text:span text:style-name="T44">Red Button</text:span><text:span text:style-name="T48"> to toggle </text:span><text:span text:style-name="T44">smoke system on/off</text:span><text:span text:style-name="T48">. <text:s/>Smoke system always produces </text:span><text:span text:style-name="T44">white</text:span><text:span text:style-name="T48"> smoke.</text:span></text:p>
        </text:list-item>
        <text:list-item>
          <text:p text:style-name="P17"><text:span text:style-name="T39">When smoke system is on</text:span><text:span text:style-name="T27">, press </text:span><text:span text:style-name="T39">Trigger</text:span><text:span text:style-name="T27"> to add </text:span><text:span text:style-name="T39">red</text:span><text:span text:style-name="T27"> or </text:span><text:span text:style-name="T39">yellow</text:span><text:span text:style-name="T27"> colorant (as equipped) to the white smoke, making it that color.</text:span></text:p>
        </text:list-item>
        <text:list-item>
          <text:p text:style-name="P23">System status is shown with lights on instrument panel top center.</text:p>
        </text:list-item>
      </text:list>
      <text:p text:style-name="P2"/>
      <text:p text:style-name="P1">Landing</text:p>
      <text:list text:style-name="L3">
        <text:list-item>
          <text:p text:style-name="P16"><text:span text:style-name="T51">L</text:span><text:span text:style-name="T18">anding gear warning horn sounds when under 75% N1</text:span><text:span text:style-name="T52"> (slightly over 50% physical throttle)</text:span><text:span text:style-name="T18"> and gear is not down.</text:span><text:span text:style-name="T53"> <text:s/>Cannot be canceled (I think??) but volume can be adjusted with INT knob on AUDIO panel.</text:span></text:p>
        </text:list-item>
      </text:list>
      <text:list text:style-name="L4">
        <text:list-item>
          <text:p text:style-name="P10"><text:span text:style-name="T45">E</text:span><text:span text:style-name="T46">ngine Ignition Switch</text:span><text:span text:style-name="T49"> ... </text:span><text:span text:style-name="T46">CONT IGN</text:span><text:span text:style-name="T49"> (aft position) (just in front of throttle)</text:span></text:p>
        </text:list-item>
        <text:list-item>
          <text:p text:style-name="P26"><text:span text:style-name="T30">S</text:span><text:span text:style-name="T29">peedbrakes</text:span><text:span text:style-name="T19"> ... </text:span><text:span text:style-name="T29">Out full</text:span><text:span text:style-name="T19">, and keep out through landing</text:span></text:p>
        </text:list-item>
        <text:list-item>
          <text:p text:style-name="P27"><text:span text:style-name="T30">Under 2</text:span><text:span text:style-name="T31">0</text:span><text:span text:style-name="T30">0 kts</text:span><text:span text:style-name="T42">:</text:span><text:span text:style-name="T41"> </text:span><text:span text:style-name="T31">Landing </text:span><text:span text:style-name="T32">gear</text:span><text:span text:style-name="T43"> </text:span><text:span text:style-name="T42">... </text:span><text:span text:style-name="T31">D</text:span><text:span text:style-name="T32">own</text:span></text:p>
        </text:list-item>
        <text:list-item>
          <text:p text:style-name="P18"><text:span text:style-name="T31">Under 1</text:span><text:span text:style-name="T40">9</text:span><text:span text:style-name="T31">0 kts</text:span><text:span text:style-name="T22">:</text:span><text:span text:style-name="T20"> </text:span><text:span text:style-name="T31">F</text:span><text:span text:style-name="T32">laps</text:span><text:span text:style-name="T21"> </text:span><text:span text:style-name="T22">... </text:span><text:span text:style-name="T40">TAKE OFF</text:span><text:span text:style-name="T28"> (middle switch position)</text:span></text:p>
        </text:list-item>
        <text:list-item>
          <text:p text:style-name="P18"><text:span text:style-name="T31">Under 1</text:span><text:span text:style-name="T40">5</text:span><text:span text:style-name="T31">0 kts</text:span><text:span text:style-name="T22">:</text:span><text:span text:style-name="T20"> </text:span><text:span text:style-name="T31">F</text:span><text:span text:style-name="T32">laps</text:span><text:span text:style-name="T21"> </text:span><text:span text:style-name="T22">... </text:span><text:span text:style-name="T40">DOWN FULL</text:span><text:span text:style-name="T28"> (bottom switch position)</text:span></text:p>
        </text:list-item>
        <text:list-item>
          <text:p text:style-name="P19"><text:span text:style-name="T20">Slow to </text:span><text:span text:style-name="T30">On Speed AOA (approx 1</text:span><text:span text:style-name="T37">20</text:span><text:span text:style-name="T30"> kts, </text:span><text:span text:style-name="T38">no AOA indicator</text:span><text:span text:style-name="T30">)</text:span><text:span text:style-name="T20"> </text:span><text:span text:style-name="T23">and trim.</text:span></text:p>
        </text:list-item>
        <text:list-item>
          <text:p text:style-name="P24"><text:span text:style-name="T14">A</text:span><text:span text:style-name="T8">djust pitch with throttle.</text:span></text:p>
        </text:list-item>
        <text:list-item>
          <text:p text:style-name="P25"><text:span text:style-name="T14">A</text:span><text:span text:style-name="T13">im at end of runway. <text:s/></text:span><text:span text:style-name="T6">Approach angle/glideslope should be 3</text:span><text:span text:style-name="T15">°</text:span><text:span text:style-name="T6">.</text:span></text:p>
        </text:list-item>
        <text:list-item>
          <text:p text:style-name="P20"><text:span text:style-name="T26">Cut throttle at runway threshold, f</text:span><text:span text:style-name="T22">lare at 110 kts, touchdown at 95 kts, aerobrake until nose drops.</text:span></text:p>
        </text:list-item>
        <text:list-item>
          <text:p text:style-name="P20"><text:span text:style-name="T23">After stopping, retract </text:span><text:span text:style-name="T33">airbrake</text:span><text:span text:style-name="T23">, set flaps to </text:span><text:span text:style-name="T31">up</text:span><text:span text:style-name="T23">, and</text:span><text:span text:style-name="T22"> </text:span><text:span text:style-name="T34">E</text:span><text:span text:style-name="T35">ngine Ignition Switch</text:span><text:span text:style-name="T24"> ... </text:span><text:span text:style-name="T36">OFF</text:span><text:span text:style-name="T24"> (</text:span><text:span text:style-name="T25">middle</text:span><text:span text:style-name="T24"> position)</text:span><text:span text:style-name="T22">.</text:span></text:p>
        </text:list-item>
      </text:list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4H58M20S</meta:editing-duration>
    <meta:editing-cycles>93</meta:editing-cycles>
    <meta:generator>LibreOffice/7.5.2.2$Windows_X86_64 LibreOffice_project/53bb9681a964705cf672590721dbc85eb4d0c3a2</meta:generator>
    <dc:date>2024-03-27T12:10:12.702000000</dc:date>
    <meta:document-statistic meta:table-count="1" meta:image-count="0" meta:object-count="0" meta:page-count="1" meta:paragraph-count="35" meta:word-count="347" meta:character-count="1910" meta:non-whitespace-character-count="1619"/>
  </office:meta>
</office:document-meta>
</file>